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800000139468B243337D316E7.png" manifest:media-type="image/png"/>
  <manifest:file-entry manifest:full-path="Pictures/10000201000004E000000102B1C601777DC20D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3.514cm" draw:z-index="0"><draw:image xlink:href="Pictures/10000201000004E000000102B1C601777DC20D65.png" xlink:type="simple" xlink:show="embed" xlink:actuate="onLoad" loext:mime-type="image/x-vclgraphic"/></draw:frame></text:p>
      <text:p text:style-name="Standard"><draw:frame draw:style-name="fr1" draw:name="Imagen2" text:anchor-type="paragraph" svg:width="17cm" svg:height="6.856cm" draw:z-index="1"><draw:image xlink:href="Pictures/100002010000030800000139468B243337D316E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37:54.100069852</meta:creation-date>
    <dc:date>2019-08-19T16:48:47.591905574</dc:date>
    <meta:editing-duration>PT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